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svg:stroke-color="#ffd32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svg:stroke-color="#ffd32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52cm" svg:stroke-color="#0084d1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4.8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4" draw:id="id4" draw:layer="layout" svg:width="3.81cm" svg:height="3.048cm" svg:x="2.397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699cm" svg:height="1.143cm" svg:x="1.408cm" svg:y="9.3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2.286cm" svg:height="3.556cm" svg:x="10.906cm" svg:y="6.4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3" draw:id="id3" draw:layer="layout" svg:width="2.032cm" svg:height="3.683cm" svg:x="16.748cm" svg:y="6.3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5" draw:id="id5" draw:layer="layout" svg:width="2.159cm" svg:height="5.207cm" svg:x="25.511cm" svg:y="5.9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6.335cm" svg:y1="8.304cm" svg:x2="10.526cm" svg:y2="8.304cm">
          <text:p text:style-name="P1">a</text:p>
        </draw:line>
        <draw:connector draw:style-name="gr4" draw:text-style-name="P1" draw:layer="layout" draw:line-skew="0.896cm" svg:x1="12.049cm" svg:y1="10.017cm" svg:x2="3.757cm" svg:y2="10.525cm" draw:start-shape="id1" draw:start-glue-point="7" draw:end-shape="id2" draw:end-glue-point="8" svg:d="m12049 10017v1905h-8292v-1397" svg:viewBox="0 0 8293 1906">
          <text:p/>
        </draw:connector>
        <draw:line draw:style-name="gr5" draw:text-style-name="P1" draw:layer="layout" svg:x1="6.334cm" svg:y1="8.747cm" svg:x2="16.875cm" svg:y2="8.62cm">
          <text:p/>
        </draw:line>
        <draw:connector draw:style-name="gr5" draw:text-style-name="P1" draw:layer="layout" draw:line-skew="-1.276cm" svg:x1="17.764cm" svg:y1="6.334cm" svg:x2="4.302cm" svg:y2="6.334cm" draw:start-shape="id3" draw:start-glue-point="5" draw:end-shape="id4" svg:d="m17764 6334v-1778h-13462v1778" svg:viewBox="0 0 13463 1779">
          <text:p/>
        </draw:connector>
        <draw:line draw:style-name="gr6" draw:text-style-name="P1" draw:layer="layout" svg:x1="6.207cm" svg:y1="7.477cm" svg:x2="25.511cm" svg:y2="7.477cm">
          <text:p/>
        </draw:line>
        <draw:connector draw:style-name="gr6" draw:text-style-name="P1" draw:layer="layout" draw:line-skew="0.985cm" svg:x1="26.321cm" svg:y1="11.198cm" svg:x2="3.17cm" svg:y2="10.525cm" draw:start-shape="id5" draw:start-glue-point="7" draw:end-shape="id2" draw:end-glue-point="7" svg:d="m26321 11198v1486h-23151v-2159" svg:viewBox="0 0 23152 2160">
          <text:p/>
        </draw:connector>
        <draw:frame draw:style-name="gr7" draw:layer="layout" svg:width="1.078cm" svg:height="0.988cm" svg:x="8.874cm" svg:y="4.029cm">
          <draw:text-box>
            <text:p>b'</text:p>
          </draw:text-box>
        </draw:frame>
        <draw:frame draw:style-name="gr7" draw:layer="layout" svg:width="0.904cm" svg:height="0.988cm" svg:x="7.985cm" svg:y="8.747cm">
          <draw:text-box>
            <text:p>b</text:p>
          </draw:text-box>
        </draw:frame>
        <draw:frame draw:style-name="gr7" draw:layer="layout" svg:width="0.849cm" svg:height="0.988cm" svg:x="7.731cm" svg:y="6.877cm">
          <draw:text-box>
            <text:p>c</text:p>
          </draw:text-box>
        </draw:frame>
        <draw:frame draw:style-name="gr7" draw:layer="layout" svg:width="1.065cm" svg:height="0.988cm" svg:x="7.985cm" svg:y="11.422cm">
          <draw:text-box>
            <text:p>a'</text:p>
          </draw:text-box>
        </draw:frame>
        <draw:frame draw:style-name="gr7" draw:layer="layout" svg:width="1.023cm" svg:height="0.988cm" svg:x="6.207cm" svg:y="12.157cm">
          <draw:text-box>
            <text:p>c'</text:p>
          </draw:text-box>
        </draw:frame>
        <draw:frame draw:style-name="gr8" draw:layer="layout" svg:width="20.828cm" svg:height="6.884cm" svg:x="1.889cm" svg:y="13.192cm">
          <draw:text-box>
            <text:p>Legenda:</text:p>
            <text:p>a: 3 identical UDP messages with same destination address, TTL=1, <text:tab/>but <text:tab/>different destination port</text:p>
            <text:p>a': from 0 to 3 ICMP messages responses to the previous UDP <text:tab/><text:tab/>messages</text:p>
            <text:p>b : are the same of a, the only difference is in the payload and the TTL=2</text:p>
            <text:p>b' and c': as a'</text:p>
            <text:p>c: as b but the TTL=3 and the payload is still different <text:s text:c="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7T10:49:40.878645738</meta:creation-date>
    <dc:date>2014-02-07T11:34:20.859381231</dc:date>
    <meta:editing-duration>PT2M49S</meta:editing-duration>
    <meta:editing-cycles>3</meta:editing-cycles>
    <meta:generator>LibreOffice/4.1.3.2$Linux_x86 LibreOffice_project/410m0$Build-2</meta:generator>
    <meta:document-statistic meta:object-count="17"/>
  </office:meta>
</office:document-meta>
</file>